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33cm" fo:min-width="3.682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34cm" fo:min-width="3.68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objectwithoutfill">
      <style:graphic-properties draw:stroke="dash" draw:stroke-dash="Dashed_20__28_var_29_" svg:stroke-width="0.1cm" draw:marker-start-width="0.35cm" draw:marker-end="Arrow" draw:marker-end-width="0.45cm" draw:fill="solid" draw:textarea-vertical-align="middle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draw:stroke="dash" draw:stroke-dash="Dashed_20__28_var_29_" svg:stroke-width="0.1cm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2" draw:layer="layout" svg:width="4.182cm" svg:height="0.883cm" svg:x="2.573cm" svg:y="2.188cm">
            <text:p text:style-name="P1"><text:span text:style-name="T1">Us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2.573cm" svg:y="3.071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2.573cm" svg:y="3.955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10" draw:id="id10">
          <draw:custom-shape draw:style-name="gr1" draw:text-style-name="P2" draw:layer="layout" svg:width="4.182cm" svg:height="0.883cm" svg:x="13.073cm" svg:y="23.162cm">
            <text:p text:style-name="P1"><text:span text:style-name="T1">Sta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3.073cm" svg:y="24.045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3.073cm" svg:y="24.929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2" draw:layer="layout" svg:width="4.182cm" svg:height="0.883cm" svg:x="3.482cm" svg:y="6.398cm">
            <text:p text:style-name="P1"><text:span text:style-name="T1">Network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3.482cm" svg:y="7.281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3.482cm" svg:y="8.16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1" draw:text-style-name="P2" draw:layer="layout" svg:width="4.182cm" svg:height="0.883cm" svg:x="12.218cm" svg:y="11.642cm">
            <text:p text:style-name="P1"><text:span text:style-name="T1">Lin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2.218cm" svg:y="12.525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2.218cm" svg:y="13.408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2" draw:text-style-name="P2" draw:layer="layout" svg:width="4.182cm" svg:height="0.884cm" svg:x="12.218cm" svg:y="6.409cm">
            <text:p text:style-name="P1"><text:span text:style-name="T1">Gam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2.218cm" svg:y="7.293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2.218cm" svg:y="8.176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1" draw:text-style-name="P2" draw:layer="layout" svg:width="4.182cm" svg:height="0.883cm" svg:x="11.136cm" svg:y="2.1cm">
            <text:p text:style-name="P1"><text:span text:style-name="T1">Team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1.136cm" svg:y="2.983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1.136cm" svg:y="3.866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1" draw:text-style-name="P2" draw:layer="layout" svg:width="4.182cm" svg:height="0.883cm" svg:x="3.482cm" svg:y="10.414cm">
            <text:p text:style-name="P1"><text:span text:style-name="T3">Game</text:span><text:span text:style-name="T1">Templ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3.482cm" svg:y="11.29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3.482cm" svg:y="12.18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1" draw:text-style-name="P2" draw:layer="layout" svg:width="4.182cm" svg:height="0.883cm" svg:x="2.4cm" svg:y="14.5cm">
            <text:p text:style-name="P1"><text:span text:style-name="T1">LineTempl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2.4cm" svg:y="15.383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2.4cm" svg:y="16.266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2" draw:text-style-name="P2" draw:layer="layout" svg:width="4.182cm" svg:height="0.884cm" svg:x="2.391cm" svg:y="19.15cm">
            <text:p text:style-name="P1"><text:span text:style-name="T1">PlaceTempl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2.391cm" svg:y="20.034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2.391cm" svg:y="20.917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1" draw:text-style-name="P2" draw:layer="layout" svg:width="4.182cm" svg:height="0.883cm" svg:x="10.036cm" svg:y="15.558cm">
            <text:p text:style-name="P1"><text:span text:style-name="T1">LineLocatio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036cm" svg:y="16.441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036cm" svg:y="17.32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1" draw:text-style-name="P2" draw:layer="layout" svg:width="4.182cm" svg:height="0.883cm" svg:x="11.773cm" svg:y="19.262cm">
            <text:p text:style-name="P1"><text:span text:style-name="T1">Tra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1.773cm" svg:y="20.145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1.773cm" svg:y="21.029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3" draw:layer="layout" draw:type="line" svg:x1="6.755cm" svg:y1="3.513cm" svg:x2="11.136cm" svg:y2="3.425cm" draw:start-shape="id1" draw:start-glue-point="1" draw:end-shape="id2" draw:end-glue-point="3" svg:d="M6755 3513l4381-88" svg:viewBox="0 0 4382 89">
          <text:p/>
        </draw:connector>
        <draw:connector draw:style-name="gr3" draw:text-style-name="P3" draw:layer="layout" draw:type="line" svg:x1="13.227cm" svg:y1="4.75cm" svg:x2="5.573cm" svg:y2="6.398cm" draw:start-shape="id2" draw:start-glue-point="2" draw:end-shape="id3" draw:end-glue-point="0" svg:d="M13227 4750l-7654 1648" svg:viewBox="0 0 7655 1649">
          <text:p/>
        </draw:connector>
        <draw:connector draw:style-name="gr3" draw:text-style-name="P3" draw:layer="layout" draw:type="line" svg:x1="13.227cm" svg:y1="4.75cm" svg:x2="14.309cm" svg:y2="6.409cm" draw:start-shape="id2" draw:start-glue-point="2" draw:end-shape="id4" draw:end-glue-point="0" svg:d="M13227 4750l1082 1659" svg:viewBox="0 0 1083 1660">
          <text:p/>
        </draw:connector>
        <draw:connector draw:style-name="gr3" draw:text-style-name="P3" draw:layer="layout" draw:type="line" svg:x1="5.573cm" svg:y1="9.047cm" svg:x2="5.573cm" svg:y2="10.414cm" draw:start-shape="id3" draw:start-glue-point="2" draw:end-shape="id5" draw:end-glue-point="0" svg:d="M5573 9047v1367" svg:viewBox="0 0 1 1368">
          <text:p/>
        </draw:connector>
        <draw:connector draw:style-name="gr3" draw:text-style-name="P3" draw:layer="layout" svg:x1="3.482cm" svg:y1="7.722cm" svg:x2="2.4cm" svg:y2="15.824cm" draw:start-shape="id3" draw:start-glue-point="3" draw:end-shape="id6" draw:end-glue-point="3" svg:d="M3482 7722h-1583v8102h501" svg:viewBox="0 0 1584 8103">
          <text:p/>
        </draw:connector>
        <draw:connector draw:style-name="gr3" draw:text-style-name="P3" draw:layer="layout" draw:type="line" svg:x1="4.491cm" svg:y1="17.149cm" svg:x2="4.482cm" svg:y2="19.15cm" draw:start-shape="id6" draw:start-glue-point="2" draw:end-shape="id7" draw:end-glue-point="0" svg:d="M4491 17149l-9 2001" svg:viewBox="0 0 10 2002">
          <text:p/>
        </draw:connector>
        <draw:connector draw:style-name="gr4" draw:text-style-name="P3" draw:layer="layout" draw:type="line" svg:x1="7.664cm" svg:y1="11.738cm" svg:x2="12.218cm" svg:y2="7.734cm" draw:start-shape="id5" draw:start-glue-point="1" draw:end-shape="id4" draw:end-glue-point="3" svg:d="M7664 11738l4554-4004" svg:viewBox="0 0 4555 4005">
          <text:p text:style-name="P1"><text:span text:style-name="T4">Instantiates</text:span></text:p>
        </draw:connector>
        <draw:connector draw:style-name="gr3" draw:text-style-name="P3" draw:layer="layout" draw:type="line" svg:x1="14.309cm" svg:y1="9.059cm" svg:x2="14.309cm" svg:y2="11.642cm" draw:start-shape="id4" draw:start-glue-point="2" draw:end-shape="id8" draw:end-glue-point="0" svg:d="M14309 9059v2583" svg:viewBox="0 0 1 2584">
          <text:p/>
        </draw:connector>
        <draw:connector draw:style-name="gr3" draw:text-style-name="P3" draw:layer="layout" draw:type="line" svg:x1="14.309cm" svg:y1="14.292cm" svg:x2="12.127cm" svg:y2="15.558cm" draw:start-shape="id8" draw:start-glue-point="2" draw:end-shape="id9" draw:end-glue-point="0" svg:d="M14309 14292l-2182 1266" svg:viewBox="0 0 2183 1267">
          <text:p/>
        </draw:connector>
        <draw:connector draw:style-name="gr3" draw:text-style-name="P3" draw:layer="layout" draw:line-skew="1.444cm" svg:x1="16.4cm" svg:y1="12.967cm" svg:x2="17.255cm" svg:y2="24.487cm" draw:start-shape="id8" draw:start-glue-point="1" draw:end-shape="id10" draw:end-glue-point="1" svg:d="M16400 12967h2800v11520h-1945" svg:viewBox="0 0 2801 11521">
          <text:p/>
        </draw:connector>
        <draw:connector draw:style-name="gr3" draw:text-style-name="P3" draw:layer="layout" draw:line-skew="1.244cm" svg:x1="16.4cm" svg:y1="12.967cm" svg:x2="15.955cm" svg:y2="20.587cm" draw:start-shape="id8" draw:start-glue-point="1" draw:end-shape="id11" svg:d="M16400 12967h1745v7620h-2190" svg:viewBox="0 0 2191 7621">
          <text:p/>
        </draw:connector>
        <draw:connector draw:style-name="gr3" draw:text-style-name="P3" draw:layer="layout" draw:type="line" svg:x1="12.127cm" svg:y1="18.207cm" svg:x2="13.864cm" svg:y2="19.262cm" draw:start-shape="id9" draw:start-glue-point="2" draw:end-shape="id11" draw:end-glue-point="0" svg:d="M12127 18207l1737 1055" svg:viewBox="0 0 1738 1056">
          <text:p/>
        </draw:connector>
        <draw:connector draw:style-name="gr5" draw:text-style-name="P3" draw:layer="layout" draw:type="line" svg:x1="6.573cm" svg:y1="20.475cm" svg:x2="10.036cm" svg:y2="16.882cm" draw:start-shape="id7" draw:start-glue-point="1" draw:end-shape="id9" draw:end-glue-point="3" svg:d="M6573 20475l3463-3593" svg:viewBox="0 0 3464 3594">
          <text:p/>
        </draw:connector>
        <draw:connector draw:style-name="gr5" draw:text-style-name="P3" draw:layer="layout" draw:type="line" svg:x1="6.573cm" svg:y1="20.475cm" svg:x2="13.073cm" svg:y2="24.487cm" draw:start-shape="id7" draw:start-glue-point="1" draw:end-shape="id10" draw:end-glue-point="3" svg:d="M6573 20475l6500 4012" svg:viewBox="0 0 6501 401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Simon Lambourn</meta:initial-creator>
    <meta:creation-date>2020-04-26T04:38:22.668781080</meta:creation-date>
    <dc:date>2020-04-26T05:13:33.044640200</dc:date>
    <dc:creator>Simon Lambourn</dc:creator>
    <meta:editing-duration>PT14M38S</meta:editing-duration>
    <meta:editing-cycles>2</meta:editing-cycles>
    <meta:generator>LibreOffice/6.3.5.2$Linux_X86_64 LibreOffice_project/30$Build-2</meta:generator>
    <meta:document-statistic meta:object-count="58"/>
  </office:meta>
</office:document-meta>
</file>